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92c" officeooo:paragraph-rsid="0012892c"/>
    </style:style>
    <style:style style:name="T1" style:family="text">
      <style:text-properties officeooo:rsid="00143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MIPS Pipeline em Verilog. <text:span text:style-name="T1">Pode ser em grupo de até 5 pessoas e será apresentado na aula prática do dia 22 de Novembro. Deve ficar disponível no GITHUB de um dos integrantes do grupo.</text:span></text:p>
      <text:p text:style-name="P1"/>
      <text:p text:style-name="P1">1) Elaborar um exemplo que teste todas as classes de instruções no MIPS 5 estágio que executa com unidade de Hazard e unidade de Forwarding, semelhante a figura 4.60 do Livro. Fazer uma figura com os pontos de medida no Datapath que serão impressos ao executar o Verilog que mostram que seu exemplo funcionou. Se necessário inclua ou exclua pontos de medida do código original do MIPS. O Exemplo deve conter pelo menos uma instrução de cada classe: ALU, ADDI, JUMP, BEQ, LW e SW. Deve mostrar que as instruções funcionam. </text:p>
      <text:p text:style-name="P1"/>
      <text:p text:style-name="P1">2) Modificar o código e o desenho do MIPS pipeline para executar sem Forwarding e sem Hazard de Load. Elaborar um exemplo. O exemplo mostra que irá executar com erro se uma dependência de dados entre duas instruções estiver com de uma ou duas instruções e sem erros se estiver com uma distância maior. O Relatório também deve apresentar a figura do novo DATAPATH com destaque para as mudanças. Equivalente a figura 4.51 do Livro. Só que a figura é uma versão simplificada e não mostra todos os fios. A sua figura irá ilustrar os fios (exceto clock, reset).</text:p>
      <text:p text:style-name="P1"/>
      <text:p text:style-name="P1">3) Modificar o datapath para deixar apenas a unidade de Forwarding e retirar a unidade de Hazard. Fazer a documentação e exemplo semelhante a questão 1. Equivalente a Figura 4.56 do Livro.</text:p>
      <text:p text:style-name="P1"/>
      <text:p text:style-name="P1">4) Modificar agora para incluir o tratamento do desvio no segundo estágio como proposto na figura 4.65 do Livro. <text:s/>Fazer a documentação e exemplo semelhante a questão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50:19.830968151</meta:creation-date>
    <dc:date>2018-11-09T17:01:28.493617827</dc:date>
    <meta:editing-duration>PT11M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285" meta:character-count="1625" meta:non-whitespace-character-count="1343"/>
  </office:meta>
</office:document-meta>
</file>